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)</text:text-input> à seize heures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 text:style-name="P3"><text:span text:style-name="T5">do text</text:span></text:p><text:p><text:span text:style-name="T5">from xhtml(urbanEventObj.getClaimsText())</text:span></text:p></office:annotation>Texte des réclamations</text:p>
      <text:p text:style-name="UrbanBody"/>
      <text:p text:style-name="UrbanBody">Considérant que les réclamations seront annexées au présent procès-verbal;</text:p>
      <text:p text:style-name="UrbanBody"/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09T14:53:29</dc:date>
    <dc:language>fr-FR</dc:language>
    <meta:editing-cycles>67</meta:editing-cycles>
    <meta:editing-duration>P1DT9H54M24S</meta:editing-duration>
    <dc:creator>sde </dc:creator>
    <meta:document-statistic meta:table-count="0" meta:image-count="0" meta:object-count="0" meta:page-count="1" meta:paragraph-count="19" meta:word-count="128" meta:character-count="1282"/>
    <meta:user-defined meta:name="Info 1"/>
    <meta:user-defined meta:name="Info 2"/>
    <meta:user-defined meta:name="Info 3"/>
    <meta:user-defined meta:name="Info 4"/>
  </office:meta>
</office:document-meta>
</file>